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ordVisi_MSFontService" svg:font-family="WordVisi_MSFontServi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0.86pt"/>
    </style:style>
    <style:style style:name="co3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_5f__5f_Solver_5f__5f_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666666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dVisi_MSFontService" fo:font-size="12pt" fo:font-style="normal" fo:text-shadow="none" style:text-underline-style="none" fo:font-weight="normal" style:font-size-asian="12pt" style:font-style-asian="normal" style:font-weight-asian="normal" style:font-name-complex="WordVisi_MSFontService" style:font-size-complex="12pt" style:font-style-complex="normal" style:font-weight-complex="normal"/>
    </style:style>
    <style:style style:name="ce15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Arial" style:text-outline="false" fo:font-style="normal" style:text-line-through-type="none" style:text-underline-style="none" style:text-underline-color="font-color" fo:font-weight="bold" fo:font-size="11pt" style:font-name="Arial" style:text-position="0% 100%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6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b7b7b7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Arial" style:font-style-complex="normal" style:font-style-asian="normal" style:font-size-complex="11pt" style:font-size-asian="11pt" style:font-name-complex="Arial" fo:color="#b7b7b7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put</text:p>
          </table:table-cell>
          <table:covered-table-cell/>
          <table:table-cell table:style-name="ce15" table:number-columns-repeated="24"/>
          <table:table-cell table:number-columns-repeated="99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0" office:value-type="string" calcext:value-type="string">
            <text:p><text:span text:style-name="T1">δ</text:span><text:span text:style-name="T2">, relative error bound for the area estimate</text:span></text:p>
          </table:table-cell>
          <table:table-cell table:style-name="ce13" table:number-columns-repeated="5"/>
          <table:table-cell table:number-columns-repeated="2"/>
          <table:table-cell table:style-name="ce13" table:number-columns-repeated="5"/>
          <table:table-cell table:style-name="ce10"/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3" office:value-type="percentage" office:value="0.95" calcext:value-type="percentage">
            <text:p>95%</text:p>
          </table:table-cell>
          <table:table-cell table:style-name="ce10" office:value-type="string" calcext:value-type="string">
            <text:p><text:span text:style-name="T3">1-α</text:span><text:span text:style-name="T4">,</text:span><text:span text:style-name="T5"> </text:span><text:span text:style-name="T4">confidence level</text:span></text:p>
          </table:table-cell>
          <table:table-cell table:style-name="ce13" table:number-columns-repeated="5"/>
          <table:table-cell table:number-columns-repeated="2"/>
          <table:table-cell table:style-name="ce13" table:number-columns-repeated="5"/>
          <table:table-cell table:style-name="ce10"/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4" office:value-type="float" office:value="0.5" calcext:value-type="float">
            <text:p>0.5000</text:p>
          </table:table-cell>
          <table:table-cell table:style-name="ce10" office:value-type="string" calcext:value-type="string">
            <text:p><text:span text:style-name="T1">p₁ max</text:span><text:span text:style-name="T2">, upper bound of the misclassification rate in mapped class 1</text:span></text:p>
          </table:table-cell>
          <table:table-cell table:style-name="ce13" table:number-columns-repeated="11"/>
          <table:table-cell table:style-name="ce12" table:number-columns-repeated="2"/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4" office:value-type="float" office:value="0.0041" calcext:value-type="float">
            <text:p>0.0041</text:p>
          </table:table-cell>
          <table:table-cell table:style-name="ce10" office:value-type="string" calcext:value-type="string">
            <text:p><text:span text:style-name="T1">p₂ max,</text:span><text:span text:style-name="T2"> upper bound of the misclassification rate in mapped class 2</text:span>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 office:value-type="float" office:value="0.0082" calcext:value-type="float">
            <text:p>0.0082</text:p>
          </table:table-cell>
          <table:table-cell table:style-name="ce10" office:value-type="string" calcext:value-type="string">
            <text:p><text:span text:style-name="T1">N₁/N₂</text:span><text:span text:style-name="T2">, mapped class imbalance</text:span>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output</text:p>
          </table:table-cell>
          <table:covered-table-cell/>
          <table:table-cell table:style-name="ce15" table:number-columns-repeated="24"/>
          <table:table-cell table:number-columns-repeated="998"/>
        </table:table-row>
        <table:table-row table:style-name="ro1">
          <table:table-cell table:style-name="ce6" table:formula="of:=-COM.MICROSOFT.NORM.S.INV((1-[.A3])/2)" office:value-type="float" office:value="1.959963986" calcext:value-type="float">
            <text:p>1.959964</text:p>
          </table:table-cell>
          <table:table-cell table:style-name="ce11" office:value-type="string" calcext:value-type="string">
            <text:p><text:span text:style-name="T6">z</text:span><text:span text:style-name="T7">, z-score for α/2</text:span>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7" table:formula="of:=MIN([.A5]; (1-[.A4])*[.A6] / ((1-[.A4])*[.A6] + (1+SQRT([.A4]))^2))" office:value-type="float" office:value="0.001404920997" calcext:value-type="float">
            <text:p>0.001405</text:p>
          </table:table-cell>
          <table:table-cell table:style-name="ce12" office:value-type="string" calcext:value-type="string">
            <text:p><text:span text:style-name="T6">p*₂</text:span><text:span text:style-name="T7">, value of p₂ maximizing n</text:span>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 table:formula="of:=([.A8]/[.A2]*([.A6]*SQRT([.A4]*(1-[.A4])) + SQRT([.A9]*(1-[.A9])))/([.A6]*(1-[.A4]) + [.A9]))^2" office:value-type="float" office:value="21890.72542" calcext:value-type="float">
            <text:p>21890.725</text:p>
          </table:table-cell>
          <table:table-cell table:style-name="ce12" office:value-type="string" calcext:value-type="string">
            <text:p>lower bound of n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9" table:formula="of:=COM.MICROSOFT.CEILING([.A10];1)" office:value-type="float" office:value="21891" calcext:value-type="float">
            <text:p>21891</text:p>
          </table:table-cell>
          <table:table-cell table:style-name="ce13" office:value-type="string" calcext:value-type="string">
            <text:p><text:span text:style-name="T1">n</text:span><text:span text:style-name="T2">, required sample size</text:span>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Solver__" table:style-name="ta2">
        <table:table-column table:style-name="co1" table:number-columns-repeated="1024" table:default-cell-style-name="Default"/>
        <table:table-row table:style-name="ro1">
          <table:table-cell table:style-name="ce13" office:value-type="string" calcext:value-type="string">
            <text:p>202310221700691897155</text:p>
          </table:table-cell>
          <table:table-cell table:number-columns-repeated="2"/>
          <table:table-cell table:style-name="ce13" office:value-type="string" calcext:value-type="string">
            <text:p>t4Jbd5CMxFvbgcnkI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" table:formula="of:=MAX([$Sheet1.E11]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$Sheet1.E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M2YN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RBp6UlQFc3xUd1pSS1JCW2dEBHpTSARvfEh2WlJLU0BbfkEYeVJIBG9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RQU=</text:p>
          </table:table-cell>
          <table:table-cell table:number-columns-repeated="1023"/>
        </table:table-row>
        <table:table-row table:style-name="ro1">
          <table:table-cell table:style-name="ce9" table:formula="of:=[$Sheet1.E8] &lt;= [$Sheet1.A5]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9" table:formula="of:='sheet1'!0 &lt;= [$Sheet1.E6]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ordVisi_MSFontService" svg:font-family="WordVisi_MSFontServi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_5f_Solver_5f__5f_" style:display-name="PageStyle___Solver_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" meta:object-count="0"/>
    <meta:generator>LibreOfficeDev/6.0.5.2$Linux_X86_64 LibreOffice_project/</meta:generator>
  </office:meta>
</office:document-meta>
</file>